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  <style:map style:condition="cell-content()=1" style:apply-style-name="無題1" style:base-cell-address="Sheet1.A1"/>
      <style:map style:condition="cell-content()=2" style:apply-style-name="無題2" style:base-cell-address="Sheet1.A1"/>
      <style:map style:condition="cell-content()=3" style:apply-style-name="無題3" style:base-cell-address="Sheet1.A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57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57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57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1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1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9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9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3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table:number-columns-repeated="96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ffff00"/>
    </style:style>
    <style:style style:name="無題3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2">2025/06/22</text:date>, <text:time>20:19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6-22T20:19:38.67</dc:date>
    <dc:creator>ra so</dc:creator>
    <meta:generator>OpenOffice/4.1.15$Win32 OpenOffice.org_project/4115m2$Build-9813</meta:generator>
    <meta:editing-duration>PT4H33M43S</meta:editing-duration>
    <meta:editing-cycles>7</meta:editing-cycles>
    <meta:document-statistic meta:table-count="1" meta:cell-count="513" meta:object-count="0"/>
  </office:meta>
</office:document-meta>
</file>